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 style:font-pitch="variable"/>
    <style:font-face style:name="FiraCode Nerd Font" svg:font-family="'FiraCode Nerd Font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 style:font-pitch="variable"/>
    <style:font-face style:name="OpenSymbol" svg:font-family="OpenSymbol" style:font-charset="x-symbol"/>
    <style:font-face style:name="Rubik" svg:font-family="Rubik" style:font-family-generic="system" style:font-pitch="variable"/>
  </office:font-face-decls>
  <office:automatic-styles>
    <style:style style:name="Table2" style:family="table">
      <style:table-properties style:width="7.6681in" table:align="margins"/>
    </style:style>
    <style:style style:name="Table2.A" style:family="table-column">
      <style:table-column-properties style:column-width="3.834in" style:rel-column-width="32767*"/>
    </style:style>
    <style:style style:name="Table2.B" style:family="table-column">
      <style:table-column-properties style:column-width="3.834in" style:rel-column-width="32768*"/>
    </style:style>
    <style:style style:name="Table2.1" style:family="table-row">
      <style:table-row-properties style:min-row-height="0.3125in"/>
    </style:style>
    <style:style style:name="Table2.A1" style:family="table-cell">
      <style:table-cell-properties style:vertical-align="" fo:padding="0.0382in" fo:border="none"/>
    </style:style>
    <style:style style:name="Table2.2" style:family="table-row">
      <style:table-row-properties style:min-row-height="0.2549in"/>
    </style:style>
    <style:style style:name="Table1" style:family="table">
      <style:table-properties style:width="7.6681in" table:align="margins"/>
    </style:style>
    <style:style style:name="Table1.A" style:family="table-column">
      <style:table-column-properties style:column-width="5.8097in" style:rel-column-width="49650*"/>
    </style:style>
    <style:style style:name="Table1.B" style:family="table-column">
      <style:table-column-properties style:column-width="1.8583in" style:rel-column-width="15885*"/>
    </style:style>
    <style:style style:name="Table1.1" style:family="table-row">
      <style:table-row-properties style:min-row-height="0.5597in"/>
    </style:style>
    <style:style style:name="Table1.A1" style:family="table-cell">
      <style:table-cell-properties style:vertical-align="" fo:padding="0.0382in" fo:border="none"/>
    </style:style>
    <style:style style:name="P1" style:family="paragraph" style:parent-style-name="Standard">
      <style:paragraph-properties fo:text-align="center" style:justify-single-word="false"/>
      <style:text-properties fo:color="#333333" loext:opacity="100%" style:font-name="Noto Sans Arabic" fo:font-size="16pt" fo:font-weight="bold" officeooo:rsid="001749d1" officeooo:paragraph-rsid="002a3f9a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4000" loext:opacity="100%" style:font-name="Noto Sans Arabic" fo:font-size="10pt" fo:font-weight="normal" officeooo:rsid="001749d1" officeooo:paragraph-rsid="002a3f9a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>
        <style:tab-stops>
          <style:tab-stop style:position="3.3902in"/>
        </style:tab-stops>
      </style:paragraph-properties>
      <style:text-properties fo:font-size="10pt" officeooo:paragraph-rsid="002c885e"/>
    </style:style>
    <style:style style:name="P4" style:family="paragraph" style:parent-style-name="Standard">
      <style:paragraph-properties fo:text-align="center" style:justify-single-word="false"/>
      <style:text-properties officeooo:paragraph-rsid="002c885e"/>
    </style:style>
    <style:style style:name="P5" style:family="paragraph" style:parent-style-name="Standard">
      <style:paragraph-properties fo:text-align="start" style:justify-single-word="false"/>
      <style:text-properties fo:font-weight="bold" officeooo:rsid="002d83ee" officeooo:paragraph-rsid="002d83ee" style:font-weight-asian="bold" style:font-weight-complex="bold"/>
    </style:style>
    <style:style style:name="P6" style:family="paragraph" style:parent-style-name="Standard">
      <style:paragraph-properties fo:line-height="0.2402in" fo:text-align="justify" style:justify-single-word="false"/>
      <style:text-properties style:font-name="Noto Sans Arabic" fo:font-size="10pt" fo:font-weight="normal" officeooo:rsid="00181fac" officeooo:paragraph-rsid="0033293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2d83ee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Noto Sans Arabic" fo:font-size="12pt" fo:font-weight="bold" officeooo:rsid="00181fac" officeooo:paragraph-rsid="0040d139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Noto Sans Arabic" fo:font-size="10pt" fo:font-weight="bold" officeooo:rsid="00181fac" officeooo:paragraph-rsid="0020d78b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Noto Sans Arabic" fo:font-size="12pt" fo:font-weight="bold" officeooo:rsid="00181fac" officeooo:paragraph-rsid="0020d78b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Noto Sans Arabic" fo:font-size="12pt" fo:font-weight="bold" officeooo:rsid="00226421" officeooo:paragraph-rsid="002d83ee" style:font-weight-asian="bold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officeooo:paragraph-rsid="0022b6f4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20d78b"/>
    </style:style>
    <style:style style:name="P14" style:family="paragraph" style:parent-style-name="Standard">
      <style:paragraph-properties fo:text-align="start" style:justify-single-word="false"/>
      <style:text-properties style:font-name="Noto Sans Arabic" fo:font-size="12pt" fo:font-weight="bold" officeooo:rsid="00181fac" officeooo:paragraph-rsid="0020d78b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paragraph-rsid="00238a17"/>
    </style:style>
    <style:style style:name="P16" style:family="paragraph" style:parent-style-name="Table_20_Contents">
      <style:paragraph-properties fo:text-align="end" style:justify-single-word="false"/>
      <style:text-properties fo:color="#999999" loext:opacity="100%" style:font-name="Noto Sans Arabic" fo:font-size="8pt" officeooo:rsid="001a98c4" officeooo:paragraph-rsid="0020d78b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fo:color="#999999" loext:opacity="100%" style:font-name="Noto Sans Arabic" fo:font-size="8pt" officeooo:rsid="001a98c4" officeooo:paragraph-rsid="002d83ee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Noto Sans Arabic" fo:font-size="12pt" fo:font-weight="bold" officeooo:rsid="0020d78b" officeooo:paragraph-rsid="002d83ee" style:font-weight-asian="bold" style:font-weight-complex="bold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Noto Sans Arabic" fo:font-size="10pt" fo:font-weight="normal" officeooo:rsid="0020d78b" officeooo:paragraph-rsid="0020d78b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Noto Sans Arabic" fo:font-size="12pt" fo:font-weight="bold" officeooo:rsid="00181fac" officeooo:paragraph-rsid="002d83ee" style:font-weight-asian="bold" style:font-weight-complex="bold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Noto Sans Arabic" fo:font-size="10pt" fo:font-weight="normal" officeooo:rsid="00181fac" officeooo:paragraph-rsid="00181fac" style:font-weight-asian="normal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font-name="Noto Sans Arabic" fo:font-size="12pt" fo:font-weight="bold" officeooo:rsid="00181fac" officeooo:paragraph-rsid="001c0d8b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Noto Sans Arabic" fo:font-size="12pt" fo:font-weight="bold" officeooo:rsid="001749d1" officeooo:paragraph-rsid="002d83ee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Noto Sans Arabic" fo:font-size="10pt" officeooo:rsid="001749d1" officeooo:paragraph-rsid="0025c7f7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Noto Sans Arabic" fo:font-size="10pt" fo:font-style="italic" fo:font-weight="normal" officeooo:rsid="00181fac" officeooo:paragraph-rsid="002e231a" style:font-size-asian="10pt" style:font-style-asian="italic" style:font-weight-asian="normal" style:font-size-complex="10pt" style:font-style-complex="italic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fo:color="#999999" loext:opacity="100%" style:font-name="Noto Sans Arabic" fo:font-size="8pt" officeooo:rsid="001749d1" officeooo:paragraph-rsid="0020d78b"/>
    </style:style>
    <style:style style:name="T1" style:family="text">
      <style:text-properties fo:color="#999999" loext:opacity="100%" style:font-name="Noto Sans Arabic" officeooo:rsid="0027af31"/>
    </style:style>
    <style:style style:name="T2" style:family="text">
      <style:text-properties fo:color="#999999" loext:opacity="100%" style:font-name="Noto Sans Arabic" officeooo:rsid="002a3f9a"/>
    </style:style>
    <style:style style:name="T3" style:family="text">
      <style:text-properties fo:color="#999999" loext:opacity="100%" style:font-name="Noto Sans Arabic" officeooo:rsid="001a98c4"/>
    </style:style>
    <style:style style:name="T4" style:family="text">
      <style:text-properties style:font-name="FiraCode Nerd Font" fo:font-size="10pt" fo:font-weight="normal" officeooo:rsid="002a3f9a" style:font-name-asian="FiraCode Nerd Font" style:font-size-asian="10pt" style:font-weight-asian="normal" style:font-name-complex="FiraCode Nerd Font" style:font-size-complex="10pt" style:font-weight-complex="normal"/>
    </style:style>
    <style:style style:name="T5" style:family="text">
      <style:text-properties style:font-name="Noto Sans Arabic" fo:font-size="10pt" fo:font-weight="normal" officeooo:rsid="002a3f9a" style:font-size-asian="10pt" style:font-weight-asian="normal" style:font-size-complex="10pt" style:font-weight-complex="normal"/>
    </style:style>
    <style:style style:name="T6" style:family="text">
      <style:text-properties style:font-name="Noto Sans Arabic" fo:font-size="10pt" fo:font-weight="normal" officeooo:rsid="001749d1" style:font-size-asian="10pt" style:font-weight-asian="normal" style:font-size-complex="10pt" style:font-weight-complex="normal"/>
    </style:style>
    <style:style style:name="T7" style:family="text">
      <style:text-properties style:font-name="Noto Sans Arabic" fo:font-size="10pt" fo:font-weight="normal" officeooo:rsid="002c885e" style:font-size-asian="10pt" style:font-weight-asian="normal" style:font-size-complex="10pt" style:font-weight-complex="normal"/>
    </style:style>
    <style:style style:name="T8" style:family="text">
      <style:text-properties style:font-name="Noto Sans Arabic" fo:font-size="10pt" fo:font-weight="normal" officeooo:rsid="001a98c4" style:font-size-asian="10pt" style:font-weight-asian="normal" style:font-size-complex="10pt" style:font-weight-complex="normal"/>
    </style:style>
    <style:style style:name="T9" style:family="text">
      <style:text-properties style:font-name="Noto Sans Arabic" fo:font-size="10pt" fo:font-weight="normal" officeooo:rsid="002d83ee" style:font-size-asian="10pt" style:font-weight-asian="normal" style:font-size-complex="10pt" style:font-weight-complex="normal"/>
    </style:style>
    <style:style style:name="T10" style:family="text">
      <style:text-properties style:font-name="Noto Sans Arabic" fo:font-size="10pt" fo:font-weight="normal" officeooo:rsid="0020d78b" style:font-size-asian="10pt" style:font-weight-asian="normal" style:font-size-complex="10pt" style:font-weight-complex="normal"/>
    </style:style>
    <style:style style:name="T11" style:family="text">
      <style:text-properties style:font-name="Noto Sans Arabic" fo:font-size="10pt" fo:font-weight="normal" officeooo:rsid="003b0fcb" style:font-size-asian="10pt" style:font-weight-asian="normal" style:font-size-complex="10pt" style:font-weight-complex="normal"/>
    </style:style>
    <style:style style:name="T12" style:family="text">
      <style:text-properties style:font-name="Caladea" fo:font-size="10pt" fo:font-weight="normal" officeooo:rsid="003b0fcb" style:font-size-asian="10pt" style:font-weight-asian="normal" style:font-size-complex="10pt" style:font-weight-complex="normal"/>
    </style:style>
    <style:style style:name="T13" style:family="text">
      <style:text-properties fo:color="#ff4000" loext:opacity="100%" style:font-name="Noto Sans Arabic" fo:font-size="12pt" officeooo:rsid="002b4e5a"/>
    </style:style>
    <style:style style:name="T14" style:family="text">
      <style:text-properties fo:color="#ff4000" loext:opacity="100%" style:font-name="Noto Sans Arabic" fo:font-size="12pt"/>
    </style:style>
    <style:style style:name="T15" style:family="text">
      <style:text-properties style:font-name="Noto Sans Arabic" fo:font-size="12pt" fo:font-weight="normal" style:font-weight-asian="normal" style:font-weight-complex="normal"/>
    </style:style>
    <style:style style:name="T16" style:family="text">
      <style:text-properties officeooo:rsid="003fe4b2"/>
    </style:style>
    <style:style style:name="T17" style:family="text">
      <style:text-properties fo:color="#ff4000" loext:opacity="100%" style:font-name="Noto Sans Arabic" fo:font-size="12pt" fo:font-weight="bold" officeooo:rsid="001a0055" style:font-weight-asian="bold" style:font-weight-complex="bold"/>
    </style:style>
    <style:style style:name="T18" style:family="text">
      <style:text-properties style:font-name="Noto Sans Arabic" fo:font-size="12pt" fo:font-weight="normal" officeooo:rsid="002d83ee" style:font-weight-asian="normal" style:font-weight-complex="normal"/>
    </style:style>
    <style:style style:name="T19" style:family="text">
      <style:text-properties fo:font-size="10pt" fo:font-weight="bold" officeooo:rsid="003e0763" style:font-weight-asian="bold" style:font-weight-complex="bold"/>
    </style:style>
    <style:style style:name="T20" style:family="text">
      <style:text-properties fo:font-size="10pt" fo:font-weight="bold" style:font-weight-asian="bold" style:font-weight-complex="bold"/>
    </style:style>
    <style:style style:name="T21" style:family="text">
      <style:text-properties fo:font-size="10pt" fo:font-weight="normal" style:font-weight-asian="normal" style:font-weight-complex="normal"/>
    </style:style>
    <style:style style:name="T22" style:family="text">
      <style:text-properties fo:font-size="10pt" fo:font-weight="normal" officeooo:rsid="0040d139" style:font-weight-asian="normal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40d139" style:font-weight-asian="normal" style:font-weight-complex="normal"/>
    </style:style>
    <style:style style:name="T25" style:family="text">
      <style:text-properties fo:font-weight="normal" officeooo:rsid="001a0055" style:font-weight-asian="normal" style:font-weight-complex="normal"/>
    </style:style>
    <style:style style:name="T26" style:family="text">
      <style:text-properties fo:font-weight="normal" officeooo:rsid="002d83ee" style:font-weight-asian="normal" style:font-weight-complex="normal"/>
    </style:style>
    <style:style style:name="T27" style:family="text">
      <style:text-properties fo:font-size="10pt" officeooo:rsid="001a0055"/>
    </style:style>
    <style:style style:name="T28" style:family="text">
      <style:text-properties fo:font-size="10pt" fo:font-weight="normal" officeooo:rsid="001a0055" style:font-weight-asian="normal" style:font-weight-complex="normal"/>
    </style:style>
    <style:style style:name="T29" style:family="text">
      <style:text-properties fo:font-size="10pt" fo:font-weight="normal" officeooo:rsid="0041f14b" style:font-weight-asian="normal" style:font-weight-complex="normal"/>
    </style:style>
    <style:style style:name="T30" style:family="text">
      <style:text-properties fo:color="#ff4000" loext:opacity="100%" officeooo:rsid="001a0055"/>
    </style:style>
    <style:style style:name="T31" style:family="text">
      <style:text-properties fo:color="#ff4000" loext:opacity="100%"/>
    </style:style>
    <style:style style:name="T32" style:family="text">
      <style:text-properties fo:color="#000080" loext:opacity="100%" style:font-name="Noto Sans Arabic" fo:font-size="10pt" style:text-underline-style="solid" style:text-underline-width="auto" style:text-underline-color="font-color" fo:font-weight="normal" officeooo:rsid="003b0fcb" style:font-weight-asian="normal" style:font-weight-complex="normal"/>
    </style:style>
    <style:style style:name="T33" style:family="text">
      <style:text-properties style:font-name="Noto Sans Arabic" fo:font-size="10pt" fo:font-weight="normal" officeooo:rsid="00226421" style:font-weight-asian="normal" style:font-weight-complex="normal"/>
    </style:style>
    <style:style style:name="T34" style:family="text">
      <style:text-properties style:font-name="Noto Sans Arabic" fo:font-size="10pt" fo:font-weight="normal" officeooo:rsid="0022b6f4" style:font-weight-asian="normal" style:font-weight-complex="normal"/>
    </style:style>
    <style:style style:name="T35" style:family="text">
      <style:text-properties fo:color="#000080" loext:opacity="100%" style:font-name="Noto Sans Arabic" fo:font-size="10pt" style:text-underline-style="solid" style:text-underline-width="auto" style:text-underline-color="font-color" fo:font-weight="normal" officeooo:rsid="0023daf3" style:font-weight-asian="normal" style:font-weight-complex="normal"/>
    </style:style>
    <style:style style:name="T36" style:family="text">
      <style:text-properties fo:color="#000000" loext:opacity="100%" style:font-name="Noto Sans Arabic" fo:font-size="10pt" fo:font-weight="normal" officeooo:rsid="00226421" style:font-weight-asian="normal" style:font-weight-complex="normal"/>
    </style:style>
    <style:style style:name="T37" style:family="text">
      <style:text-properties fo:color="#000000" loext:opacity="100%" style:font-name="Noto Sans Arabic" fo:font-size="10pt" fo:font-weight="normal" officeooo:rsid="003a8631" style:font-weight-asian="normal" style:font-weight-complex="normal"/>
    </style:style>
    <style:style style:name="T38" style:family="text">
      <style:text-properties fo:color="#000000" loext:opacity="100%" style:font-name="Noto Sans Arabic" fo:font-size="10pt" fo:font-weight="normal" officeooo:rsid="003c5a63" style:font-weight-asian="normal" style:font-weight-complex="normal"/>
    </style:style>
    <style:style style:name="T39" style:family="text">
      <style:text-properties style:font-name="Noto Sans Arabic" fo:font-size="10pt" fo:font-weight="normal" officeooo:rsid="001a0055" style:font-weight-asian="normal" style:font-weight-complex="normal"/>
    </style:style>
    <style:style style:name="T40" style:family="text">
      <style:text-properties fo:color="#ff4000" loext:opacity="100%" style:font-name="Noto Sans Arabic" fo:font-size="12pt" officeooo:rsid="001a0055"/>
    </style:style>
    <style:style style:name="T41" style:family="text">
      <style:text-properties officeooo:rsid="003b0fcb"/>
    </style:style>
    <style:style style:name="T42" style:family="text">
      <style:text-properties fo:font-size="10pt" fo:font-weight="normal" officeooo:rsid="001a98c4" style:font-size-asian="10pt" style:font-weight-asian="normal" style:font-size-complex="10pt" style:font-weight-complex="normal"/>
    </style:style>
    <style:style style:name="T43" style:family="text">
      <style:text-properties fo:font-size="10pt" fo:font-weight="normal" officeooo:rsid="002d83ee" style:font-size-asian="10pt" style:font-weight-asian="normal" style:font-size-complex="10pt" style:font-weight-complex="normal"/>
    </style:style>
    <style:style style:name="T44" style:family="text">
      <style:text-properties style:font-name="Noto Sans Arabic" fo:font-size="10pt" fo:font-style="italic" fo:font-weight="normal" officeooo:rsid="001a98c4" style:font-size-asian="10pt" style:font-style-asian="italic" style:font-weight-asian="normal" style:font-size-complex="10pt" style:font-style-complex="italic" style:font-weight-complex="normal"/>
    </style:style>
    <style:style style:name="T45" style:family="text">
      <style:text-properties officeooo:rsid="0037b245"/>
    </style:style>
    <style:style style:name="T46" style:family="text">
      <style:text-properties officeooo:rsid="0037df24"/>
    </style:style>
    <style:style style:name="T47" style:family="text">
      <style:text-properties fo:color="#ff4000" loext:opacity="100%" fo:font-weight="bold" officeooo:rsid="001c0d8b" style:font-weight-asian="bold" style:font-weight-complex="bold"/>
    </style:style>
    <style:style style:name="T48" style:family="text">
      <style:text-properties fo:font-size="10pt" fo:font-weight="normal" officeooo:rsid="001c0d8b" style:font-weight-asian="normal" style:font-weight-complex="normal"/>
    </style:style>
    <style:style style:name="T49" style:family="text">
      <style:text-properties officeooo:rsid="0035bce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hmed Mohamed</text:p>
      <text:p text:style-name="P2">Front End web developer</text:p>
      <text:p text:style-name="P3"><text:span text:style-name="T1">Hayu Al-Hussein, </text:span><text:span text:style-name="T2">Basra, </text:span><text:span text:style-name="T3">Iraq</text:span></text:p>
      <text:p text:style-name="P4"><text:span text:style-name="T4"> </text:span><text:span text:style-name="T5">+9647708972714</text:span><text:span text:style-name="T6"> </text:span><text:span text:style-name="T7">| </text:span><text:span text:style-name="T4">󰇮 <text:s/></text:span><text:a xlink:type="simple" xlink:href="mailto:amohamedj29@gmail.com" text:style-name="Internet_20_link" text:visited-style-name="Visited_20_Internet_20_Link"><text:span text:style-name="T6">amohamedj29@gmail.com</text:span></text:a><text:span text:style-name="T6"> </text:span><text:span text:style-name="T7">|</text:span><text:span text:style-name="T8">󰌻 </text:span><text:a xlink:type="simple" xlink:href="https://www.linkedin.com/in/ahmed-mohamed-56169826b/" text:style-name="Internet_20_link" text:visited-style-name="Visited_20_Internet_20_Link"><text:span text:style-name="T9">Ahmed Mohamed</text:span></text:a><text:span text:style-name="T10"> </text:span><text:span text:style-name="T11">|</text:span><text:span text:style-name="T7"> </text:span><text:a xlink:type="simple" xlink:href="https://github.com/ahmedmohamed05" text:style-name="Internet_20_link" text:visited-style-name="Visited_20_Internet_20_Link"><text:span text:style-name="T12">ahmedmohamed05</text:span></text:a></text:p>
      <text:p text:style-name="P5"><text:span text:style-name="T13">S</text:span><text:span text:style-name="T14">ummary</text:span><text:span text:style-name="T15">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</text:span></text:p>
      <text:p text:style-name="P6">Student at Technical Management College / Basra, specializing in Information Technology Management. Born on <text:span text:style-name="T16">Augest 4, 2005</text:span>. I learned web development before starting college and achieved first place among my peers. I have a good background in C++ and am skilled in Linux environments. My primary focus is on crafting effective and dependable software solutions. Proven problem-solving abilities demonstrated through extensive work on Codewars, Frontend Mentor, and various personal projects.</text:p>
      <text:p text:style-name="P7"><text:span text:style-name="T17">Skills</text:span><text:span text:style-name="T18">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</text:span></text:p>
      <text:list xml:id="list3428052579" text:style-name="L1">
        <text:list-item>
          <text:p text:style-name="P8"><text:span text:style-name="Strong_20_Emphasis"><text:span text:style-name="T19">Learned</text:span></text:span><text:span text:style-name="Strong_20_Emphasis"><text:span text:style-name="T20"> Languages:</text:span></text:span><text:span text:style-name="T21"> C++, HTML, CSS, JavaScript, </text:span><text:span text:style-name="T22">and Typescript</text:span><text:span text:style-name="T21"> .</text:span></text:p>
        </text:list-item>
        <text:list-item>
          <text:p text:style-name="P9">Tools and Technologies:<text:span text:style-name="T23"> </text:span><text:span text:style-name="T24">Git, </text:span><text:span text:style-name="T25">Bootstrap, Tailwind css, React.</text:span><text:span text:style-name="T26">js</text:span><text:span text:style-name="T25">, </text:span><text:span text:style-name="T26">Responsive Design, SEO</text:span><text:span text:style-name="T25">.</text:span></text:p>
        </text:list-item>
        <text:list-item>
          <text:p text:style-name="P10"><text:span text:style-name="Strong_20_Emphasis"><text:span text:style-name="T27">Soft Skills:</text:span></text:span><text:span text:style-name="T28"> Problem-solving, Teamwork, </text:span><text:span text:style-name="T29">Communication</text:span><text:span text:style-name="T28">.</text:span></text:p>
        </text:list-item>
      </text:list>
      <text:p text:style-name="P11"><text:span text:style-name="T30">P</text:span><text:span text:style-name="T31">rojects</text:span><text:span text:style-name="T26">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</text:span></text:p>
      <text:list text:style-name="L2">
        <text:list-item>
          <text:p text:style-name="P12"><text:a xlink:type="simple" xlink:href="https://ahmedmohamed05.github.io/xo/" text:style-name="Internet_20_link" text:visited-style-name="Visited_20_Internet_20_Link"><text:span text:style-name="T32">XO Game</text:span></text:a><text:span text:style-name="T33">:</text:span><text:span text:style-name="T34"> <text:s/></text:span><text:a xlink:type="simple" xlink:href="https://github.com/ahmedmohamed05/xo" text:style-name="Internet_20_link" text:visited-style-name="Visited_20_Internet_20_Link"><text:span text:style-name="T35">Project repository</text:span></text:a><text:span text:style-name="T36">, </text:span><text:span text:style-name="T37">HTML, Pure CSS, And vanilla JS used in this project </text:span><text:span text:style-name="T38">(Simple XO AI).</text:span></text:p>
        </text:list-item>
      </text:list>
      <text:list text:continue-list="list3428052579" text:style-name="L1">
        <text:list-item>
          <text:p text:style-name="P13"><text:a xlink:type="simple" xlink:href="https://ahmedmohamed05.github.io/rpsls-react/" text:style-name="Internet_20_link" text:visited-style-name="Visited_20_Internet_20_Link"><text:span text:style-name="T39">Rock Paper Scissor</text:span></text:a><text:span text:style-name="T39">(Frontend Mentor): </text:span><text:a xlink:type="simple" xlink:href="https://github.com/ahmedmohamed05/rpsls-react" text:style-name="Internet_20_link" text:visited-style-name="Visited_20_Internet_20_Link"><text:span text:style-name="T39">project repository</text:span></text:a><text:span text:style-name="T39">, Rock Paper Scissor Lizard Spock Game with React.</text:span></text:p>
        </text:list-item>
      </text:list>
      <text:p text:style-name="P7"><text:span text:style-name="Strong_20_Emphasis"><text:span text:style-name="T40">RelevantExperience</text:span></text:span><text:span text:style-name="Strong_20_Emphasis">_______________________________________________________________________</text:span><text:span text:style-name="Strong_20_Emphasis"><text:span text:style-name="T41">_</text:span></text:span></text:p>
      <text:p text:style-name="P14"><text:span text:style-name="Strong_20_Emphasis"><text:span text:style-name="T42">Problem Solv</text:span></text:span><text:span text:style-name="Strong_20_Emphasis"><text:span text:style-name="T43">ing</text:span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<text:span text:style-name="Strong_20_Emphasis"><text:span text:style-name="T44">Codewarse</text:span></text:span><text:span text:style-name="Strong_20_Emphasis"><text:span text:style-name="T8"> </text:span></text:span><text:a xlink:type="simple" xlink:href="https://www.codewars.com/users/AhmedMohamed05" text:style-name="Internet_20_link" text:visited-style-name="Visited_20_Internet_20_Link"><text:span text:style-name="Strong_20_Emphasis"><text:span text:style-name="T9">ahmedmohamed05</text:span></text:span></text:a></text:p>
          </table:table-cell>
          <table:table-cell table:style-name="Table2.A1" office:value-type="string">
            <text:p text:style-name="P16">Aug 2022 – Present</text:p>
          </table:table-cell>
        </table:table-row>
        <table:table-row table:style-name="Table2.2">
          <table:table-cell table:style-name="Table2.A1" office:value-type="string">
            <text:p text:style-name="P7"><text:span text:style-name="Strong_20_Emphasis"><text:span text:style-name="T44">Frontend Mentor</text:span></text:span><text:span text:style-name="Strong_20_Emphasis"><text:span text:style-name="T8"> </text:span></text:span><text:a xlink:type="simple" xlink:href="https://www.frontendmentor.io/profile/ahmedmohamed05" text:style-name="Internet_20_link" text:visited-style-name="Visited_20_Internet_20_Link"><text:span text:style-name="Strong_20_Emphasis"><text:span text:style-name="T9">ahmedmohamed05</text:span></text:span></text:a></text:p>
          </table:table-cell>
          <table:table-cell table:style-name="Table2.A1" office:value-type="string">
            <text:p text:style-name="P17">2021 - Present</text:p>
          </table:table-cell>
        </table:table-row>
      </table:table>
      <text:p text:style-name="P18"><text:span text:style-name="T31">Objectives</text:span><text:span text:style-name="T26">ـــــــــــــــــــــــــــــــــــــــــــــــــــــــــــــــــــــــــــــــــــــــــــــــــــــــــــــــــــــــــــــــــــــــــــ</text:span></text:p>
      <text:list text:style-name="L3">
        <text:list-item>
          <text:p text:style-name="P19">Full stack web developer.</text:p>
        </text:list-item>
        <text:list-item>
          <text:p text:style-name="P19">Web designer <text:span text:style-name="T45">with focusing on creating responsive </text:span><text:span text:style-name="T46">and user-friendly</text:span><text:span text:style-name="T45"> web designs.</text:span></text:p>
        </text:list-item>
      </text:list>
      <text:p text:style-name="P20"><text:span text:style-name="T31">Languages</text:span><text:span text:style-name="T26">ــــــــــــــــــــــــــــــــــــــــــــــــــــــــــــــــــــــــــــــــــــــــــــــــــــــــــــــــــــــــــــــــــــــــــ</text:span></text:p>
      <text:list text:style-name="L4">
        <text:list-item>
          <text:p text:style-name="P21">Arabic (Native)</text:p>
        </text:list-item>
        <text:list-item>
          <text:p text:style-name="P21">English (intermediate, B1 Level)</text:p>
        </text:list-item>
      </text:list>
      <text:p text:style-name="P20"><text:span text:style-name="Strong_20_Emphasis"><text:span text:style-name="T47">Interests</text:span></text:span><text:span text:style-name="Strong_20_Emphasis"><text:span text:style-name="T26">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</text:span></text:span></text:p>
      <text:list text:style-name="L5">
        <text:list-item>
          <text:p text:style-name="P22"><text:span text:style-name="Strong_20_Emphasis"><text:span text:style-name="T48">Web design</text:span></text:span></text:p>
        </text:list-item>
        <text:list-item>
          <text:p text:style-name="P22"><text:span text:style-name="Strong_20_Emphasis"><text:span text:style-name="T48">Linux and shell scripting </text:span></text:span></text:p>
        </text:list-item>
      </text:list>
      <text:p text:style-name="P23"><text:span text:style-name="T31">Education</text:span><text:span text:style-name="T26">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4">Southern Technical University, <text:span text:style-name="T49">Iraq</text:span></text:p>
            <text:p text:style-name="P25"><text:s text:c="13"/>Bachelor’s Information Techhnology</text:p>
          </table:table-cell>
          <table:table-cell table:style-name="Table1.A1" office:value-type="string">
            <text:p text:style-name="P26">2023 – 2027 (Expected)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 style:font-pitch="variable"/>
    <style:font-face style:name="FiraCode Nerd Font" svg:font-family="'FiraCode Nerd Font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 style:font-pitch="variable"/>
    <style:font-face style:name="OpenSymbol" svg:font-family="OpenSymbol" style:font-charset="x-symbol"/>
    <style:font-face style:name="Rubik" svg:font-family="Rubi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Rubi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Rubi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Rubik" style:font-family-asian="Rubik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Rubik" style:font-family-asian="Rubik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07:39:35.582845374</meta:creation-date>
    <dc:date>2025-01-12T20:04:05.444414470</dc:date>
    <meta:editing-duration>PT3H9S</meta:editing-duration>
    <meta:editing-cycles>27</meta:editing-cycles>
    <meta:generator>LibreOffice/24.8.3.2$Linux_X86_64 LibreOffice_project/480$Build-2</meta:generator>
    <meta:print-date>2025-01-12T20:04:12.312372000</meta:print-date>
    <meta:printed-by>PDF files</meta:printed-by>
    <meta:document-statistic meta:table-count="2" meta:image-count="0" meta:object-count="0" meta:page-count="1" meta:paragraph-count="32" meta:word-count="217" meta:character-count="2580" meta:non-whitespace-character-count="2390"/>
  </office:meta>
</office:document-meta>
</file>